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85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3cm" svg:height="12.355cm" svg:x="2.5cm" svg:y="2.5cm">
          <draw:text-box>
            <text:p>7 年级人教版英语上 unit 2</text:p>
            <text:p/>
            <text:p>Have a good day / Have a good night</text:p>
            <text:p/>
            <text:p>photo → photos</text:p>
            <text:p/>
            <text:p>grandparent / grandma / grandpa</text:p>
            <text:p/>
            <text:p>parent / mom / dad / aunt / uncle</text:p>
            <text:p/>
            <text:p>sibling / sister / brother / cousin</text:p>
            <text:p/>
            <text:p>child / daughter / son</text:p>
            <text:p/>
            <text:p>grandchild / granddaughter / grandson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2M10S</meta:editing-duration>
    <meta:editing-cycles>6</meta:editing-cycles>
    <meta:generator>OpenOffice/4.1.15$Win32 OpenOffice.org_project/4115m2$Build-9813</meta:generator>
    <dc:date>2025-10-25T08:44:12.40</dc:date>
    <dc:creator>Eric Zhang</dc:creator>
    <meta:document-statistic meta:object-count="24"/>
  </office:meta>
</office:document-meta>
</file>